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6.738cm"/>
    </style:style>
    <style:style style:name="co2" style:family="table-column">
      <style:table-column-properties fo:break-before="auto" style:column-width="24.435cm"/>
    </style:style>
    <style:style style:name="co3" style:family="table-column">
      <style:table-column-properties fo:break-before="auto" style:column-width="7.362cm"/>
    </style:style>
    <style:style style:name="co4" style:family="table-column">
      <style:table-column-properties fo:break-before="auto" style:column-width="2.267cm"/>
    </style:style>
    <style:style style:name="co5" style:family="table-column">
      <style:table-column-properties fo:break-before="auto" style:column-width="5.567cm"/>
    </style:style>
    <style:style style:name="co10" style:family="table-column">
      <style:table-column-properties fo:break-before="auto" style:column-width="6.69cm"/>
    </style:style>
    <style:style style:name="co11" style:family="table-column">
      <style:table-column-properties fo:break-before="auto" style:column-width="15.697cm"/>
    </style:style>
    <style:style style:name="co12" style:family="table-column">
      <style:table-column-properties fo:break-before="auto" style:column-width="3.798cm"/>
    </style:style>
    <style:style style:name="co13" style:family="table-column">
      <style:table-column-properties fo:break-before="auto" style:column-width="3.235cm"/>
    </style:style>
    <style:style style:name="co14" style:family="table-column">
      <style:table-column-properties fo:break-before="auto" style:column-width="1.482cm"/>
    </style:style>
    <style:style style:name="co15" style:family="table-column">
      <style:table-column-properties fo:break-before="auto" style:column-width="6.061cm"/>
    </style:style>
    <style:style style:name="co20" style:family="table-column">
      <style:table-column-properties fo:break-before="auto" style:column-width="1.314cm"/>
    </style:style>
    <style:style style:name="co21" style:family="table-column">
      <style:table-column-properties fo:break-before="auto" style:column-width="1.189cm"/>
    </style:style>
    <style:style style:name="co22" style:family="table-column">
      <style:table-column-properties fo:break-before="auto" style:column-width="1.293cm"/>
    </style:style>
    <style:style style:name="co19" style:family="table-column">
      <style:table-column-properties fo:break-before="auto" style:column-width="2.48cm"/>
    </style:style>
    <style:style style:name="co23" style:family="table-column">
      <style:table-column-properties fo:break-before="auto" style:column-width="3.381cm"/>
    </style:style>
    <style:style style:name="co24" style:family="table-column">
      <style:table-column-properties fo:break-before="auto" style:column-width="2.526cm"/>
    </style:style>
    <style:style style:name="co25" style:family="table-column">
      <style:table-column-properties fo:break-before="auto" style:column-width="19.08cm"/>
    </style:style>
    <style:style style:name="ro1" style:family="table-row">
      <style:table-row-properties style:row-height="0.466cm" fo:break-before="auto" style:use-optimal-row-height="true"/>
    </style:style>
    <style:style style:name="ro2" style:family="table-row">
      <style:table-row-properties style:row-height="0.445cm" fo:break-before="auto" style:use-optimal-row-height="true"/>
    </style:style>
    <style:style style:name="ro3" style:family="table-row">
      <style:table-row-properties style:row-height="0.88cm" fo:break-before="auto" style:use-optimal-row-height="true"/>
    </style:style>
    <style:style style:name="ro4" style:family="table-row">
      <style:table-row-properties style:row-height="1.296cm" fo:break-before="auto" style:use-optimal-row-height="true"/>
    </style:style>
    <style:style style:name="ro8" style:family="table-row">
      <style:table-row-properties style:row-height="2.95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3"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5" style:family="table-cell" style:parent-style-name="Default">
      <style:table-cell-properties fo:border-bottom="0.002cm solid #000000" fo:background-color="#ccccff" fo:wrap-option="wrap" fo:border-left="none" fo:border-right="none" fo:border-top="none"/>
      <style:text-properties fo:font-weight="bold" style:font-weight-asian="bold" style:font-weight-complex="bold"/>
    </style:style>
    <style:style style:name="ce6" style:family="table-cell" style:parent-style-name="Default">
      <style:table-cell-properties fo:wrap-option="wrap"/>
    </style:style>
    <style:style style:name="ce7" style:family="table-cell" style:parent-style-name="Default">
      <style:table-cell-properties fo:border-bottom="none" fo:background-color="#ccccff" fo:wrap-option="wrap" fo:border-left="none" fo:border-right="none" fo:border-top="0.002cm solid #000000"/>
    </style:style>
    <style:style style:name="ce8"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9" style:family="table-cell" style:parent-style-name="Default">
      <style:table-cell-properties fo:border-bottom="none" fo:border-left="none" fo:border-right="none" fo:border-top="0.002cm solid #000000"/>
    </style:style>
    <style:style style:name="ce10"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ce12"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13"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style:style style:name="ce14"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15" style:family="table-cell" style:parent-style-name="Default">
      <style:table-cell-properties fo:border-bottom="0.002cm solid #000000" fo:background-color="#ccccff" fo:border-left="none" fo:border-right="0.002cm solid #000000" fo:border-top="none"/>
      <style:text-properties fo:font-weight="bold" style:font-weight-asian="bold" style:font-weight-complex="bold"/>
    </style:style>
    <style:style style:name="ce16" style:family="table-cell" style:parent-style-name="Default">
      <style:table-cell-properties fo:border-bottom="none" fo:border-left="none" fo:border-right="0.002cm solid #000000" fo:border-top="none"/>
    </style:style>
    <style:style style:name="ce17" style:family="table-cell" style:parent-style-name="Default">
      <style:table-cell-properties fo:border-bottom="none" fo:wrap-option="wrap" fo:border-left="none" fo:border-right="0.002cm solid #000000" fo:border-top="none"/>
    </style:style>
    <style:style style:name="ce18" style:family="table-cell" style:parent-style-name="Default">
      <style:table-cell-properties fo:background-color="transparent" fo:border="none"/>
      <style:text-properties fo:font-weight="bold" style:font-weight-asian="bold" style:font-weight-complex="bold"/>
    </style:style>
    <style:style style:name="ce19" style:family="table-cell" style:parent-style-name="Default">
      <style:table-cell-properties fo:background-color="transparent"/>
    </style:style>
    <style:style style:name="ce20" style:family="table-cell" style:parent-style-name="Default">
      <style:table-cell-properties fo:border-bottom="0.002cm solid #000000" fo:background-color="#ccccff" style:text-align-source="fix" style:repeat-content="false" fo:border-left="0.002cm solid #000000"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21" style:family="table-cell" style:parent-style-name="Default">
      <style:table-cell-properties fo:border-bottom="0.002cm solid #000000" fo:background-color="#ccccff" fo:border-left="0.002cm solid #000000" fo:border-right="0.002cm solid #000000" fo:border-top="none"/>
      <style:text-properties fo:font-style="italic" fo:font-weight="bold" style:font-style-asian="italic" style:font-weight-asian="bold" style:font-style-complex="italic" style:font-weight-complex="bold"/>
    </style:style>
    <style:style style:name="ce22" style:family="table-cell" style:parent-style-name="Default">
      <style:table-cell-properties fo:border-bottom="none" fo:background-color="#ccccff" fo:border-left="0.002cm solid #000000" fo:border-right="0.002cm solid #000000" fo:border-top="none"/>
      <style:text-properties fo:font-style="italic" style:font-style-asian="italic" style:font-style-complex="italic"/>
    </style:style>
    <style:style style:name="ta_extref" style:family="table">
      <style:table-properties table:display="false"/>
    </style:style>
    <style:style style:name="T1" style:family="text">
      <style:text-properties style:text-position="super 58%"/>
    </style:style>
  </office:automatic-styles>
  <office:body>
    <office:spreadsheet>
      <table:table table:name="History" table:style-name="ta1" table:print="false">
        <table:table-column table:style-name="co1" table:default-cell-style-name="ce2"/>
        <table:table-column table:style-name="co2" table:default-cell-style-name="ce6"/>
        <table:table-column table:style-name="co3" table:default-cell-style-name="Default"/>
        <table:table-column table:style-name="co4" table:number-columns-repeated="1021" table:default-cell-style-name="Default"/>
        <table:table-row table:style-name="ro1">
          <table:table-cell table:style-name="ce1" office:value-type="string">
            <text:p>Time</text:p>
          </table:table-cell>
          <table:table-cell table:style-name="ce5" office:value-type="string">
            <text:p>Event</text:p>
          </table:table-cell>
          <table:table-cell table:style-name="ce8" table:number-columns-repeated="1022"/>
        </table:table-row>
        <table:table-row table:style-name="ro2">
          <table:table-cell table:number-columns-repeated="1024"/>
        </table:table-row>
        <table:table-row table:style-name="ro2">
          <table:table-cell office:value-type="string">
            <text:p>History of the world of Eyal</text:p>
          </table:table-cell>
          <table:table-cell table:number-columns-repeated="1023"/>
        </table:table-row>
        <table:table-row table:style-name="ro2">
          <table:table-cell office:value-type="string">
            <text:p>Main continent: Maj'Eyal (known world)</text:p>
          </table:table-cell>
          <table:table-cell table:number-columns-repeated="1023"/>
        </table:table-row>
        <table:table-row table:style-name="ro2">
          <table:table-cell office:value-type="string">
            <text:p>Other continent: Far East (Var'Eyal)</text:p>
          </table:table-cell>
          <table:table-cell table:number-columns-repeated="1023"/>
        </table:table-row>
        <table:table-row table:style-name="ro2">
          <table:table-cell office:value-type="string">
            <text:p>Other continent: Tar'Eyal (dark lands)</text:p>
          </table:table-cell>
          <table:table-cell table:number-columns-repeated="1023"/>
        </table:table-row>
        <table:table-row table:style-name="ro2">
          <table:table-cell table:number-columns-repeated="1024"/>
        </table:table-row>
        <table:table-row table:style-name="ro1">
          <table:table-cell table:style-name="ce3" office:value-type="string">
            <text:p>Age of Haze</text:p>
          </table:table-cell>
          <table:table-cell table:style-name="ce7" office:value-type="string">
            <text:p>creation of the world, not much is known about this period at all</text:p>
          </table:table-cell>
          <table:table-cell table:style-name="ce9" table:number-columns-repeated="1022"/>
        </table:table-row>
        <table:table-row table:style-name="ro2">
          <table:table-cell table:style-name="ce4" office:value-type="string">
            <text:p>(about 10000 years)</text:p>
          </table:table-cell>
          <table:table-cell table:number-columns-repeated="1023"/>
        </table:table-row>
        <table:table-row table:style-name="ro2">
          <table:table-cell table:number-columns-repeated="1024"/>
        </table:table-row>
        <table:table-row table:style-name="ro1">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1">
          <table:table-cell office:value-type="float" office:value="4000">
            <text:p>4000</text:p>
          </table:table-cell>
          <table:table-cell office:value-type="string">
            <text:p>apparition of the Sher'Tul; the first race</text:p>
          </table:table-cell>
          <table:table-cell table:number-columns-repeated="1022"/>
        </table:table-row>
        <table:table-row table:style-name="ro1">
          <table:table-cell office:value-type="float" office:value="5500">
            <text:p>5500</text:p>
          </table:table-cell>
          <table:table-cell office:value-type="string">
            <text:p>first dabblings in magic by the Sher'Tul</text:p>
          </table:table-cell>
          <table:table-cell table:number-columns-repeated="1022"/>
        </table:table-row>
        <table:table-row table:style-name="ro2">
          <table:table-cell table:number-columns-repeated="1024"/>
        </table:table-row>
        <table:table-row table:style-name="ro1">
          <table:table-cell office:value-type="float" office:value="9500">
            <text:p>9500</text:p>
          </table:table-cell>
          <table:table-cell office:value-type="string">
            <text:p>probable creation of the first farportal</text:p>
          </table:table-cell>
          <table:table-cell table:number-columns-repeated="1022"/>
        </table:table-row>
        <table:table-row table:style-name="ro1">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2" table:number-rows-repeated="2">
          <table:table-cell table:number-columns-repeated="1024"/>
        </table:table-row>
        <table:table-row table:style-name="ro1">
          <table:table-cell table:style-name="ce3" office:value-type="string">
            <text:p>Age of Allure</text:p>
          </table:table-cell>
          <table:table-cell table:style-name="ce7" office:value-type="string">
            <text:p>apparition of most races, magic is strong, many wars are fought</text:p>
          </table:table-cell>
          <table:table-cell table:style-name="ce9" table:number-columns-repeated="1022"/>
        </table:table-row>
        <table:table-row table:style-name="ro2">
          <table:table-cell table:style-name="ce4" office:value-type="string">
            <text:p>(about 7500 years)</text:p>
          </table:table-cell>
          <table:table-cell table:number-columns-repeated="1023"/>
        </table:table-row>
        <table:table-row table:style-name="ro2">
          <table:table-cell table:number-columns-repeated="1024"/>
        </table:table-row>
        <table:table-row table:style-name="ro1">
          <table:table-cell office:value-type="string">
            <text:p>About 100</text:p>
          </table:table-cell>
          <table:table-cell office:value-type="string">
            <text:p>apparition of the elves</text:p>
          </table:table-cell>
          <table:table-cell table:number-columns-repeated="1022"/>
        </table:table-row>
        <table:table-row table:style-name="ro1">
          <table:table-cell office:value-type="string">
            <text:p>About 1000</text:p>
          </table:table-cell>
          <table:table-cell office:value-type="string">
            <text:p>apparition of the humans</text:p>
          </table:table-cell>
          <table:table-cell table:number-columns-repeated="1022"/>
        </table:table-row>
        <table:table-row table:style-name="ro1">
          <table:table-cell office:value-type="string">
            <text:p>unkown</text:p>
          </table:table-cell>
          <table:table-cell office:value-type="string">
            <text:p>apparition of the halflings; dwarves; orcs; trolls</text:p>
          </table:table-cell>
          <table:table-cell table:number-columns-repeated="1022"/>
        </table:table-row>
        <table:table-row table:style-name="ro1">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1">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2">
          <table:table-cell table:number-columns-repeated="1024"/>
        </table:table-row>
        <table:table-row table:style-name="ro1">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1">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1">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1">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1">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1">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3">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3">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1">
          <table:table-cell office:value-type="float" office:value="6827">
            <text:p>6827</text:p>
          </table:table-cell>
          <table:table-cell office:value-type="string">
            <text:p>a dwarven attack triumphs of Kroltar the Crimson Wyrm</text:p>
          </table:table-cell>
          <table:table-cell table:number-columns-repeated="1022"/>
        </table:table-row>
        <table:table-row table:style-name="ro3">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1">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1">
          <table:table-cell office:value-type="float" office:value="7470">
            <text:p>7470</text:p>
          </table:table-cell>
          <table:table-cell office:value-type="string">
            <text:p>birth of Linaniil</text:p>
          </table:table-cell>
          <table:table-cell table:number-columns-repeated="1022"/>
        </table:table-row>
        <table:table-row table:style-name="ro1">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3">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4">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1">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2">
          <table:table-cell table:number-columns-repeated="1024"/>
        </table:table-row>
        <table:table-row table:style-name="ro1">
          <table:table-cell table:style-name="ce3" office:value-type="string">
            <text:p>Age of Dusk</text:p>
          </table:table-cell>
          <table:table-cell table:style-name="ce7" office:value-type="string">
            <text:p>the dust settles down as the races try to rebuilt their societies after the magic wars</text:p>
          </table:table-cell>
          <table:table-cell table:style-name="ce9" table:number-columns-repeated="1022"/>
        </table:table-row>
        <table:table-row table:style-name="ro2">
          <table:table-cell table:style-name="ce4" office:value-type="string">
            <text:p>1798 years</text:p>
          </table:table-cell>
          <table:table-cell table:number-columns-repeated="1023"/>
        </table:table-row>
        <table:table-row table:style-name="ro1">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1">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1">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3">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1">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1">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1">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1">
          <table:table-cell office:value-type="float" office:value="1567">
            <text:p>1567</text:p>
          </table:table-cell>
          <table:table-cell office:value-type="string">
            <text:p>end of the dark times</text:p>
          </table:table-cell>
          <table:table-cell table:number-columns-repeated="1022"/>
        </table:table-row>
        <table:table-row table:style-name="ro2">
          <table:table-cell table:number-columns-repeated="1024"/>
        </table:table-row>
        <table:table-row table:style-name="ro1">
          <table:table-cell table:style-name="ce3" office:value-type="string">
            <text:p>Age of Pyre</text:p>
          </table:table-cell>
          <table:table-cell table:style-name="ce7" office:value-type="string">
            <text:p>a natural cataclysm tears the world asunder, a quick age but that brings much destruction</text:p>
          </table:table-cell>
          <table:table-cell table:style-name="ce9" table:number-columns-repeated="1022"/>
        </table:table-row>
        <table:table-row table:style-name="ro2">
          <table:table-cell table:style-name="ce4" office:value-type="string">
            <text:p>713 years</text:p>
          </table:table-cell>
          <table:table-cell table:number-columns-repeated="1023"/>
        </table:table-row>
        <table:table-row table:style-name="ro3">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3">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1">
          <table:table-cell office:value-type="float" office:value="222">
            <text:p>222</text:p>
          </table:table-cell>
          <table:table-cell office:value-type="string">
            <text:p>departure of the 'Vanguard' human ship from the port of Erberg to try to find what happened to the lost lands (the sunken lands)</text:p>
          </table:table-cell>
          <table:table-cell table:number-columns-repeated="1022"/>
        </table:table-row>
        <table:table-row table:style-name="ro3">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1">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1">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3">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1">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3">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1">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3">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1">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3">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3">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1">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3">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1">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1">
          <table:table-cell office:value-type="float" office:value="682">
            <text:p>682</text:p>
          </table:table-cell>
          <table:table-cell office:value-type="string">
            <text:p>birth of Toknor</text:p>
          </table:table-cell>
          <table:table-cell table:number-columns-repeated="1022"/>
        </table:table-row>
        <table:table-row table:style-name="ro3">
          <table:table-cell office:value-type="float" office:value="685">
            <text:p>685</text:p>
          </table:table-cell>
          <table:table-cell office:value-type="string">
            <text:p>Slasul, a renegate naga leaves the sunken lands with some followers and sets out to find the temple of Creation where he hopes to create a new kind of nagas</text:p>
          </table:table-cell>
          <table:table-cell table:number-columns-repeated="1022"/>
        </table:table-row>
        <table:table-row table:style-name="ro1">
          <table:table-cell office:value-type="float" office:value="688">
            <text:p>688</text:p>
          </table:table-cell>
          <table:table-cell office:value-type="string">
            <text:p>birth of Mirvenia</text:p>
          </table:table-cell>
          <table:table-cell table:number-columns-repeated="1022"/>
        </table:table-row>
        <table:table-row table:style-name="ro1">
          <table:table-cell office:value-type="float" office:value="689">
            <text:p>689</text:p>
          </table:table-cell>
          <table:table-cell office:value-type="string">
            <text:p>Slasul finds the temple of creation and settles in</text:p>
          </table:table-cell>
          <table:table-cell table:number-columns-repeated="1022"/>
        </table:table-row>
        <table:table-row table:style-name="ro1">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3">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1">
          <table:table-cell office:value-type="float" office:value="712">
            <text:p>712</text:p>
          </table:table-cell>
          <table:table-cell office:value-type="string">
            <text:p>Toknor weds Mirvenia; a halfling. This is the first recorded interbreeding of humans and halflings.</text:p>
          </table:table-cell>
          <table:table-cell table:number-columns-repeated="1022"/>
        </table:table-row>
        <table:table-row table:style-name="ro1">
          <table:table-cell office:value-type="float" office:value="713">
            <text:p>713</text:p>
          </table:table-cell>
          <table:table-cell office:value-type="string">
            <text:p>Toknor and Mirvenia have a son, Tolak. He looks purely human</text:p>
          </table:table-cell>
          <table:table-cell table:number-columns-repeated="1022"/>
        </table:table-row>
        <table:table-row table:style-name="ro1">
          <table:table-cell office:value-type="float" office:value="713">
            <text:p>713</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1">
          <table:table-cell office:value-type="float" office:value="713">
            <text:p>713</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2">
          <table:table-cell table:number-columns-repeated="1024"/>
        </table:table-row>
        <table:table-row table:style-name="ro1">
          <table:table-cell table:style-name="ce3" office:value-type="string">
            <text:p>Age of Ascendancy</text:p>
          </table:table-cell>
          <table:table-cell table:style-name="ce7" office:value-type="string">
            <text:p>the orcs have been driven back and the known world knows relative peace, or so they think</text:p>
          </table:table-cell>
          <table:table-cell table:style-name="ce9" table:number-columns-repeated="1022"/>
        </table:table-row>
        <table:table-row table:style-name="ro2">
          <table:table-cell table:style-name="ce4" office:value-type="string">
            <text:p>122 years (current)</text:p>
          </table:table-cell>
          <table:table-cell table:number-columns-repeated="1023"/>
        </table:table-row>
        <table:table-row table:style-name="ro1">
          <table:table-cell office:value-type="float" office:value="1">
            <text:p>1</text:p>
          </table:table-cell>
          <table:table-cell office:value-type="string">
            <text:p>foundation of the Allied Kingdoms under the rule of Toknor the Brave (human)</text:p>
          </table:table-cell>
          <table:table-cell table:number-columns-repeated="1022"/>
        </table:table-row>
        <table:table-row table:style-name="ro1">
          <table:table-cell office:value-type="float" office:value="1">
            <text:p>1</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1">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1">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1">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1">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1">
          <table:table-cell office:value-type="float" office:value="108">
            <text:p>108</text:p>
          </table:table-cell>
          <table:table-cell office:value-type="string">
            <text:p>death of the very Toknor at age 138 (this is low for a Higher); his son Tolak assumes kingship of the Allied Kingdoms</text:p>
          </table:table-cell>
          <table:table-cell table:number-columns-repeated="1022"/>
        </table:table-row>
        <table:table-row table:style-name="ro1">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1">
          <table:table-cell office:value-type="float" office:value="113">
            <text:p>113</text:p>
          </table:table-cell>
          <table:table-cell office:value-type="string">
            <text:p>death of Mirvenia</text:p>
          </table:table-cell>
          <table:table-cell table:number-columns-repeated="1022"/>
        </table:table-row>
        <table:table-row table:style-name="ro1">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1">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1">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1">
          <table:table-cell office:value-type="float" office:value="120">
            <text:p>120</text:p>
          </table:table-cell>
          <table:table-cell office:value-type="string">
            <text:p>the Grand Corruptor discovers the mark of the spellblaze and sets up his main base there</text:p>
          </table:table-cell>
          <table:table-cell table:number-columns-repeated="1022"/>
        </table:table-row>
        <table:table-row table:style-name="ro2" table:number-rows-repeated="65435">
          <table:table-cell table:number-columns-repeated="1024"/>
        </table:table-row>
        <table:table-row table:style-name="ro2">
          <table:table-cell table:number-columns-repeated="1024"/>
        </table:table-row>
      </table:table>
      <table:table table:name="Major Characters" table:style-name="ta1" table:print="false">
        <table:table-column table:style-name="co5" table:default-cell-style-name="ce11"/>
        <table:table-column table:style-name="co19" table:default-cell-style-name="Default"/>
        <table:table-column table:style-name="co23" table:default-cell-style-name="Default"/>
        <table:table-column table:style-name="co24" table:default-cell-style-name="Default"/>
        <table:table-column table:style-name="co25"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Race</text:p>
          </table:table-cell>
          <table:table-cell table:style-name="ce8" office:value-type="string">
            <text:p>Class</text:p>
          </table:table-cell>
          <table:table-cell table:style-name="ce8" office:value-type="string">
            <text:p>Status</text:p>
          </table:table-cell>
          <table:table-cell table:style-name="ce8" office:value-type="string">
            <text:p>Desc</text:p>
          </table:table-cell>
          <table:table-cell table:style-name="ce8" table:number-columns-repeated="1018"/>
        </table:table-row>
        <table:table-row table:style-name="ro2">
          <table:table-cell table:number-columns-repeated="1023"/>
        </table:table-row>
        <table:table-row table:style-name="ro1">
          <table:table-cell office:value-type="string">
            <text:p>Linaniil</text:p>
          </table:table-cell>
          <table:table-cell office:value-type="string">
            <text:p>Human(Unknown)</text:p>
          </table:table-cell>
          <table:table-cell office:value-type="string">
            <text:p>archmage</text:p>
          </table:table-cell>
          <table:table-cell office:value-type="string">
            <text:p>alive</text:p>
          </table:table-cell>
          <table:table-cell office:value-type="string">
            <text:p>Founder of Angolwen; possible strongest mage of all times; born (1<text:span text:style-name="T1">st</text:span> Pyre of 7470; Age of Allure)</text:p>
          </table:table-cell>
          <table:table-cell table:number-columns-repeated="1018"/>
        </table:table-row>
        <table:table-row table:style-name="ro1">
          <table:table-cell office:value-type="string">
            <text:p>Toknor</text:p>
          </table:table-cell>
          <table:table-cell office:value-type="string">
            <text:p>Human(Higher)</text:p>
          </table:table-cell>
          <table:table-cell office:value-type="string">
            <text:p>fighter</text:p>
          </table:table-cell>
          <table:table-cell office:value-type="string">
            <text:p>dead</text:p>
          </table:table-cell>
          <table:table-cell office:value-type="string">
            <text:p>Uniter of the allied kingdoms;dead (2<text:span text:style-name="T1">nd</text:span> Summertide of 108); born (23 Allure of 682; age of Pyre)</text:p>
          </table:table-cell>
          <table:table-cell table:number-columns-repeated="1018"/>
        </table:table-row>
        <table:table-row table:style-name="ro1">
          <table:table-cell office:value-type="string">
            <text:p>Mirvenia</text:p>
          </table:table-cell>
          <table:table-cell office:value-type="string">
            <text:p>halfling</text:p>
          </table:table-cell>
          <table:table-cell office:value-type="string">
            <text:p>alchemist</text:p>
          </table:table-cell>
          <table:table-cell office:value-type="string">
            <text:p>dead</text:p>
          </table:table-cell>
          <table:table-cell office:value-type="string">
            <text:p>wife of toknor; dead (2<text:span text:style-name="T1">nd</text:span> Summertide of 113); born (5<text:span text:style-name="T1">th</text:span> Flare of 688; age of Pyre)</text:p>
          </table:table-cell>
          <table:table-cell table:number-columns-repeated="1018"/>
        </table:table-row>
        <table:table-row table:style-name="ro2">
          <table:table-cell office:value-type="string">
            <text:p>Tolak</text:p>
          </table:table-cell>
          <table:table-cell office:value-type="string">
            <text:p>Human</text:p>
          </table:table-cell>
          <table:table-cell office:value-type="string">
            <text:p>fighter</text:p>
          </table:table-cell>
          <table:table-cell office:value-type="string">
            <text:p>alive</text:p>
          </table:table-cell>
          <table:table-cell office:value-type="string">
            <text:p>new king of the allied kingdoms; son of toknor</text:p>
          </table:table-cell>
          <table:table-cell table:number-columns-repeated="1018"/>
        </table:table-row>
        <table:table-row table:style-name="ro2">
          <table:table-cell office:value-type="string">
            <text:p>Aeryn</text:p>
          </table:table-cell>
          <table:table-cell office:value-type="string">
            <text:p>Human</text:p>
          </table:table-cell>
          <table:table-cell office:value-type="string">
            <text:p>sun paladin</text:p>
          </table:table-cell>
          <table:table-cell office:value-type="string">
            <text:p>alive</text:p>
          </table:table-cell>
          <table:table-cell office:value-type="string">
            <text:p>high protector of the sunwall</text:p>
          </table:table-cell>
          <table:table-cell table:number-columns-repeated="1018"/>
        </table:table-row>
        <table:table-row table:style-name="ro2">
          <table:table-cell office:value-type="string">
            <text:p>Aranion Gayaeil</text:p>
          </table:table-cell>
          <table:table-cell office:value-type="string">
            <text:p>shaloren</text:p>
          </table:table-cell>
          <table:table-cell office:value-type="string">
            <text:p>arcane blade</text:p>
          </table:table-cell>
          <table:table-cell office:value-type="string">
            <text:p>alive</text:p>
          </table:table-cell>
          <table:table-cell office:value-type="string">
            <text:p>king of the shaloren</text:p>
          </table:table-cell>
          <table:table-cell table:number-columns-repeated="1018"/>
        </table:table-row>
        <table:table-row table:style-name="ro2">
          <table:table-cell office:value-type="string">
            <text:p>Nessilla Tantaelen</text:p>
          </table:table-cell>
          <table:table-cell office:value-type="string">
            <text:p>thaloren</text:p>
          </table:table-cell>
          <table:table-cell office:value-type="string">
            <text:p>summoner</text:p>
          </table:table-cell>
          <table:table-cell office:value-type="string">
            <text:p>alive</text:p>
          </table:table-cell>
          <table:table-cell office:value-type="string">
            <text:p>queen of the thaloren</text:p>
          </table:table-cell>
          <table:table-cell table:number-columns-repeated="1018"/>
        </table:table-row>
        <table:table-row table:style-name="ro2">
          <table:table-cell office:value-type="string">
            <text:p>Telos</text:p>
          </table:table-cell>
          <table:table-cell office:value-type="string">
            <text:p>shaloren</text:p>
          </table:table-cell>
          <table:table-cell office:value-type="string">
            <text:p>archmage</text:p>
          </table:table-cell>
          <table:table-cell office:value-type="string">
            <text:p>undead</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2">
          <table:table-cell office:value-type="string">
            <text:p>Garkul the Devourer</text:p>
          </table:table-cell>
          <table:table-cell office:value-type="string">
            <text:p>orc</text:p>
          </table:table-cell>
          <table:table-cell office:value-type="string">
            <text:p>berserker</text:p>
          </table:table-cell>
          <table:table-cell office:value-type="string">
            <text:p>dead</text:p>
          </table:table-cell>
          <table:table-cell office:value-type="string">
            <text:p>uniter of the orc prides in the east</text:p>
          </table:table-cell>
          <table:table-cell table:number-columns-repeated="1018"/>
        </table:table-row>
        <table:table-row table:style-name="ro2">
          <table:table-cell office:value-type="string">
            <text:p>Zemekkys</text:p>
          </table:table-cell>
          <table:table-cell office:value-type="string">
            <text:p>??</text:p>
          </table:table-cell>
          <table:table-cell office:value-type="string">
            <text:p>chronomancer</text:p>
          </table:table-cell>
          <table:table-cell office:value-type="string">
            <text:p>alive</text:p>
          </table:table-cell>
          <table:table-cell office:value-type="string">
            <text:p>lives in the gates of morning; lunatic but friendly</text:p>
          </table:table-cell>
          <table:table-cell table:number-columns-repeated="1018"/>
        </table:table-row>
        <table:table-row table:style-name="ro2">
          <table:table-cell office:value-type="string">
            <text:p>Herah</text:p>
          </table:table-cell>
          <table:table-cell office:value-type="string">
            <text:p>halfling</text:p>
          </table:table-cell>
          <table:table-cell office:value-type="string">
            <text:p>rogue</text:p>
          </table:table-cell>
          <table:table-cell office:value-type="string">
            <text:p>dead</text:p>
          </table:table-cell>
          <table:table-cell office:value-type="string">
            <text:p>hero during the orc invasion of Eldoral; fought valliantly, taking many orcs with him</text:p>
          </table:table-cell>
          <table:table-cell table:number-columns-repeated="1018"/>
        </table:table-row>
        <table:table-row table:style-name="ro2">
          <table:table-cell office:value-type="string">
            <text:p>Kroltar</text:p>
          </table:table-cell>
          <table:table-cell office:value-type="string">
            <text:p>dragon</text:p>
          </table:table-cell>
          <table:table-cell office:value-type="string">
            <text:p>fire</text:p>
          </table:table-cell>
          <table:table-cell office:value-type="string">
            <text:p>dead</text:p>
          </table:table-cell>
          <table:table-cell office:value-type="string">
            <text:p>biggest recorded dragon; lived during the age of allure; killed 6827 Allure by dwarves</text:p>
          </table:table-cell>
          <table:table-cell table:number-columns-repeated="1018"/>
        </table:table-row>
        <table:table-row table:style-name="ro2">
          <table:table-cell office:value-type="string">
            <text:p>Kroll</text:p>
          </table:table-cell>
          <table:table-cell office:value-type="string">
            <text:p>dwarf</text:p>
          </table:table-cell>
          <table:table-cell office:value-type="string">
            <text:p>berserker</text:p>
          </table:table-cell>
          <table:table-cell office:value-type="string">
            <text:p>dead</text:p>
          </table:table-cell>
          <table:table-cell office:value-type="string">
            <text:p>dwarven leader; master craftman and berserker</text:p>
          </table:table-cell>
          <table:table-cell table:number-columns-repeated="1018"/>
        </table:table-row>
        <table:table-row table:style-name="ro2">
          <table:table-cell office:value-type="string">
            <text:p>Urh'Rok</text:p>
          </table:table-cell>
          <table:table-cell table:number-columns-repeated="2" office:value-type="string">
            <text:p>demon</text:p>
          </table:table-cell>
          <table:table-cell office:value-type="string">
            <text:p>alive</text:p>
          </table:table-cell>
          <table:table-cell office:value-type="string">
            <text:p>Demon Supreme Overlord; probably as dangerous as a god</text:p>
          </table:table-cell>
          <table:table-cell table:number-columns-repeated="1018"/>
        </table:table-row>
        <table:table-row table:style-name="ro2">
          <table:table-cell office:value-type="string">
            <text:p>Kryl-Feijan</text:p>
          </table:table-cell>
          <table:table-cell table:number-columns-repeated="2" office:value-type="string">
            <text:p>demon</text:p>
          </table:table-cell>
          <table:table-cell office:value-type="string">
            <text:p>deincarned</text:p>
          </table:table-cell>
          <table:table-cell office:value-type="string">
            <text:p>his body is destroyed but he is being reincarnated inside a woman sacrifice</text:p>
          </table:table-cell>
          <table:table-cell table:number-columns-repeated="1018"/>
        </table:table-row>
        <table:table-row table:style-name="ro2">
          <table:table-cell office:value-type="string">
            <text:p>Elandar</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2">
          <table:table-cell office:value-type="string">
            <text:p>Argoniel</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2">
          <table:table-cell office:value-type="string">
            <text:p>Alsslish</text:p>
          </table:table-cell>
          <table:table-cell office:value-type="string">
            <text:p>naga</text:p>
          </table:table-cell>
          <table:table-cell office:value-type="string">
            <text:p>assassin</text:p>
          </table:table-cell>
          <table:table-cell office:value-type="string">
            <text:p>alive</text:p>
          </table:table-cell>
          <table:table-cell office:value-type="string">
            <text:p>leader of the nagas of Vargh</text:p>
          </table:table-cell>
          <table:table-cell table:number-columns-repeated="1018"/>
        </table:table-row>
        <table:table-row table:style-name="ro2">
          <table:table-cell office:value-type="string">
            <text:p>Slasul</text:p>
          </table:table-cell>
          <table:table-cell office:value-type="string">
            <text:p>naga</text:p>
          </table:table-cell>
          <table:table-cell office:value-type="string">
            <text:p>warrior/cryomancer</text:p>
          </table:table-cell>
          <table:table-cell office:value-type="string">
            <text:p>alive</text:p>
          </table:table-cell>
          <table:table-cell office:value-type="string">
            <text:p>renegate naga of Vargh, took residence in the temple of Creation where he plans to create a new naga mutation, the Devourer</text:p>
          </table:table-cell>
          <table:table-cell table:number-columns-repeated="1018"/>
        </table:table-row>
        <table:table-row table:style-name="ro2">
          <table:table-cell office:value-type="string">
            <text:p>Ralkur</text:p>
          </table:table-cell>
          <table:table-cell table:number-columns-repeated="2" office:value-type="string">
            <text:p>god</text:p>
          </table:table-cell>
          <table:table-cell office:value-type="string">
            <text:p>presumed alive</text:p>
          </table:table-cell>
          <table:table-cell office:value-type="string">
            <text:p>pursed by a godslayer he created the infinite dungeon, going ever deeper, being ever hunted</text:p>
          </table:table-cell>
          <table:table-cell table:number-columns-repeated="1018"/>
        </table:table-row>
        <table:table-row table:style-name="ro2">
          <table:table-cell office:value-type="string">
            <text:p>Amakthel</text:p>
          </table:table-cell>
          <table:table-cell table:number-columns-repeated="2" office:value-type="string">
            <text:p>god</text:p>
          </table:table-cell>
          <table:table-cell office:value-type="string">
            <text:p>alive; banished</text:p>
          </table:table-cell>
          <table:table-cell office:value-type="string">
            <text:p>mightiest of the gods; maimed and bound deep within the world by the Godslayers; creator of the Sher'Tuls</text:p>
          </table:table-cell>
          <table:table-cell table:number-columns-repeated="1018"/>
        </table:table-row>
        <table:table-row table:style-name="ro2">
          <table:table-cell office:value-type="string">
            <text:p>Gerlyk</text:p>
          </table:table-cell>
          <table:table-cell table:number-columns-repeated="2" office:value-type="string">
            <text:p>god</text:p>
          </table:table-cell>
          <table:table-cell office:value-type="string">
            <text:p>alive</text:p>
          </table:table-cell>
          <table:table-cell office:value-type="string">
            <text:p>creator of the humans; fled in the void between the worlds to escape the godslayers; been trapped there since then</text:p>
          </table:table-cell>
          <table:table-cell table:number-columns-repeated="1018"/>
        </table:table-row>
        <table:table-row table:style-name="ro2">
          <table:table-cell office:value-type="string">
            <text:p>Falion</text:p>
          </table:table-cell>
          <table:table-cell office:value-type="string">
            <text:p>sher'tul</text:p>
          </table:table-cell>
          <table:table-cell office:value-type="string">
            <text:p>godslayer</text:p>
          </table:table-cell>
          <table:table-cell office:value-type="string">
            <text:p>dead</text:p>
          </table:table-cell>
          <table:table-cell office:value-type="string">
            <text:p>wielder of the icy sword Arkil</text:p>
          </table:table-cell>
          <table:table-cell table:number-columns-repeated="1018"/>
        </table:table-row>
        <table:table-row table:style-name="ro2">
          <table:table-cell office:value-type="string">
            <text:p>Caldizar</text:p>
          </table:table-cell>
          <table:table-cell office:value-type="string">
            <text:p>sher'tul</text:p>
          </table:table-cell>
          <table:table-cell office:value-type="string">
            <text:p>godslayer</text:p>
          </table:table-cell>
          <table:table-cell office:value-type="string">
            <text:p>presumed dead</text:p>
          </table:table-cell>
          <table:table-cell office:value-type="string">
            <text:p>leader of the godslayers; wielder of the staff of absorption</text:p>
          </table:table-cell>
          <table:table-cell table:number-columns-repeated="1018"/>
        </table:table-row>
        <table:table-row table:style-name="ro2">
          <table:table-cell office:value-type="string">
            <text:p>Grand Corruptor</text:p>
          </table:table-cell>
          <table:table-cell office:value-type="string">
            <text:p>rhaloren</text:p>
          </table:table-cell>
          <table:table-cell office:value-type="string">
            <text:p>corruptor</text:p>
          </table:table-cell>
          <table:table-cell office:value-type="string">
            <text:p>alive</text:p>
          </table:table-cell>
          <table:table-cell office:value-type="string">
            <text:p>leader of the rhaloren renegate elves; who seek magic and power for themselves only; currently draining power from the mark of the spellblaze</text:p>
          </table:table-cell>
          <table:table-cell table:number-columns-repeated="1018"/>
        </table:table-row>
        <table:table-row table:style-name="ro2">
          <table:table-cell office:value-type="string">
            <text:p>Harkor'Zun</text:p>
          </table:table-cell>
          <table:table-cell office:value-type="string">
            <text:p>elemental</text:p>
          </table:table-cell>
          <table:table-cell office:value-type="string">
            <text:p>earth</text:p>
          </table:table-cell>
          <table:table-cell office:value-type="string">
            <text:p>alive</text:p>
          </table:table-cell>
          <table:table-cell office:value-type="string">
            <text:p>elemental earth « boss »</text:p>
          </table:table-cell>
          <table:table-cell table:number-columns-repeated="1018"/>
        </table:table-row>
        <table:table-row table:style-name="ro2">
          <table:table-cell office:value-type="string">
            <text:p>Kor'Pul the Necromancer</text:p>
          </table:table-cell>
          <table:table-cell office:value-type="string">
            <text:p>shaloren</text:p>
          </table:table-cell>
          <table:table-cell office:value-type="string">
            <text:p>necromancer</text:p>
          </table:table-cell>
          <table:table-cell office:value-type="string">
            <text:p>dead</text:p>
          </table:table-cell>
          <table:table-cell office:value-type="string">
            <text:p>Powerful necromancer from the age of dusk; terrorized the derth people for qutie a while</text:p>
          </table:table-cell>
          <table:table-cell table:number-columns-repeated="1018"/>
        </table:table-row>
        <table:table-row table:style-name="ro2">
          <table:table-cell office:value-type="string">
            <text:p>Hompalan</text:p>
          </table:table-cell>
          <table:table-cell office:value-type="string">
            <text:p>halfling</text:p>
          </table:table-cell>
          <table:table-cell office:value-type="string">
            <text:p>alchemist</text:p>
          </table:table-cell>
          <table:table-cell office:value-type="string">
            <text:p>dead</text:p>
          </table:table-cell>
          <table:table-cell office:value-type="string">
            <text:p>head researcher of the farportals during the age of allure; had the most success with them</text:p>
          </table:table-cell>
          <table:table-cell table:number-columns-repeated="1018"/>
        </table:table-row>
        <table:table-row table:style-name="ro2">
          <table:table-cell office:value-type="string">
            <text:p>The Eidolon</text:p>
          </table:table-cell>
          <table:table-cell table:number-columns-repeated="2" office:value-type="string">
            <text:p>unknown</text:p>
          </table:table-cell>
          <table:table-cell office:value-type="string">
            <text:p>alive</text:p>
          </table:table-cell>
          <table:table-cell office:value-type="string">
            <text:p>Master of the Eidolon plane, a place out of time where he plots .. something. He helps some « worthy » adventurers by taking them to his plane on the brink of their deaths, let them rest and sends them back</text:p>
          </table:table-cell>
          <table:table-cell table:number-columns-repeated="1018"/>
        </table:table-row>
        <table:table-row table:style-name="ro2">
          <table:table-cell office:value-type="string">
            <text:p>Artelia Firstborn</text:p>
          </table:table-cell>
          <table:table-cell office:value-type="string">
            <text:p>elf (unknown)</text:p>
          </table:table-cell>
          <table:table-cell office:value-type="string">
            <text:p>unknown</text:p>
          </table:table-cell>
          <table:table-cell office:value-type="string">
            <text:p>dead</text:p>
          </table:table-cell>
          <table:table-cell office:value-type="string">
            <text:p>First elf to awaken during the creation of the races</text:p>
          </table:table-cell>
          <table:table-cell table:number-columns-repeated="1018"/>
        </table:table-row>
        <table:table-row table:style-name="ro2" table:number-rows-repeated="65503">
          <table:table-cell table:number-columns-repeated="1023"/>
        </table:table-row>
        <table:table-row table:style-name="ro2">
          <table:table-cell table:number-columns-repeated="1023"/>
        </table:table-row>
      </table:table>
      <table:table table:name="Places" table:style-name="ta1" table:print="false">
        <table:table-column table:style-name="co5" table:default-cell-style-name="ce11"/>
        <table:table-column table:style-name="co10" table:default-cell-style-name="Default"/>
        <table:table-column table:style-name="co11"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2">
          <table:table-cell table:number-columns-repeated="1021"/>
        </table:table-row>
        <table:table-row table:style-name="ro2">
          <table:table-cell table:style-name="ce12" office:value-type="string">
            <text:p>Towns</text:p>
          </table:table-cell>
          <table:table-cell table:number-columns-repeated="1020"/>
        </table:table-row>
        <table:table-row table:style-name="ro2">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2">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2">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2">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2">
          <table:table-cell office:value-type="string">
            <text:p>Erberg</text:p>
          </table:table-cell>
          <table:table-cell office:value-type="string">
            <text:p>near Last Hope</text:p>
          </table:table-cell>
          <table:table-cell office:value-type="string">
            <text:p>Mardropian port</text:p>
          </table:table-cell>
          <table:table-cell table:number-columns-repeated="1018"/>
        </table:table-row>
        <table:table-row table:style-name="ro2">
          <table:table-cell office:value-type="string">
            <text:p>Vargh</text:p>
          </table:table-cell>
          <table:table-cell office:value-type="string">
            <text:p>sea of Maj</text:p>
          </table:table-cell>
          <table:table-cell office:value-type="string">
            <text:p>capital of the naga kingdom</text:p>
          </table:table-cell>
          <table:table-cell table:number-columns-repeated="1018"/>
        </table:table-row>
        <table:table-row table:style-name="ro2">
          <table:table-cell table:number-columns-repeated="1021"/>
        </table:table-row>
        <table:table-row table:style-name="ro2">
          <table:table-cell table:style-name="ce12" office:value-type="string">
            <text:p>Kingdoms</text:p>
          </table:table-cell>
          <table:table-cell table:number-columns-repeated="1020"/>
        </table:table-row>
        <table:table-row table:style-name="ro2">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2">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2">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2">
          <table:table-cell table:number-columns-repeated="1021"/>
        </table:table-row>
        <table:table-row table:style-name="ro2">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2">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2">
          <table:table-cell table:number-columns-repeated="1021"/>
        </table:table-row>
        <table:table-row table:style-name="ro2">
          <table:table-cell office:value-type="string">
            <text:p>Thalaurë</text:p>
          </table:table-cell>
          <table:table-cell office:value-type="string">
            <text:p>west of the daikara</text:p>
          </table:table-cell>
          <table:table-cell office:value-type="string">
            <text:p>home of the Thaloren</text:p>
          </table:table-cell>
          <table:table-cell table:number-columns-repeated="1018"/>
        </table:table-row>
        <table:table-row table:style-name="ro2">
          <table:table-cell office:value-type="string">
            <text:p>Shalorë</text:p>
          </table:table-cell>
          <table:table-cell office:value-type="string">
            <text:p>southern west peninsula</text:p>
          </table:table-cell>
          <table:table-cell office:value-type="string">
            <text:p>home of the Shaloren</text:p>
          </table:table-cell>
          <table:table-cell table:number-columns-repeated="1018"/>
        </table:table-row>
        <table:table-row table:style-name="ro2">
          <table:table-cell table:number-columns-repeated="1021"/>
        </table:table-row>
        <table:table-row table:style-name="ro2">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2">
          <table:table-cell office:value-type="string">
            <text:p>Deep Bellow</text:p>
          </table:table-cell>
          <table:table-cell office:value-type="string">
            <text:p>huge underground zone bellow Iron Throne</text:p>
          </table:table-cell>
          <table:table-cell office:value-type="string">
            <text:p>mining site of the dwarves</text:p>
          </table:table-cell>
          <table:table-cell table:number-columns-repeated="1018"/>
        </table:table-row>
        <table:table-row table:style-name="ro2">
          <table:table-cell office:value-type="string">
            <text:p>Reknor</text:p>
          </table:table-cell>
          <table:table-cell office:value-type="string">
            <text:p>inside the iron throne</text:p>
          </table:table-cell>
          <table:table-cell office:value-type="string">
            <text:p>place of power of the orcs during the age fo ascendancy; unknown to all</text:p>
          </table:table-cell>
          <table:table-cell table:number-columns-repeated="1018"/>
        </table:table-row>
        <table:table-row table:style-name="ro2">
          <table:table-cell table:number-columns-repeated="1021"/>
        </table:table-row>
        <table:table-row table:style-name="ro2">
          <table:table-cell office:value-type="string">
            <text:p>Allied Kingdoms</text:p>
          </table:table-cell>
          <table:table-cell office:value-type="string">
            <text:p>most of maj'eyal</text:p>
          </table:table-cell>
          <table:table-cell office:value-type="string">
            <text:p>combinaison of the human &amp; halfling lands</text:p>
          </table:table-cell>
          <table:table-cell table:number-columns-repeated="1018"/>
        </table:table-row>
        <table:table-row table:style-name="ro2">
          <table:table-cell table:number-columns-repeated="1021"/>
        </table:table-row>
        <table:table-row table:style-name="ro2">
          <table:table-cell office:value-type="string">
            <text:p>Vargh</text:p>
          </table:table-cell>
          <table:table-cell office:value-type="string">
            <text:p>in the sea of Maj</text:p>
          </table:table-cell>
          <table:table-cell office:value-type="string">
            <text:p>sunken lands where the Naloren elves dwelt; now became nagas</text:p>
          </table:table-cell>
          <table:table-cell table:number-columns-repeated="1018"/>
        </table:table-row>
        <table:table-row table:style-name="ro2">
          <table:table-cell table:number-columns-repeated="1021"/>
        </table:table-row>
        <table:table-row table:style-name="ro2">
          <table:table-cell office:value-type="string">
            <text:p>Targol</text:p>
          </table:table-cell>
          <table:table-cell office:value-type="string">
            <text:p>eastern regions of Tar'Eyal</text:p>
          </table:table-cell>
          <table:table-cell office:value-type="string">
            <text:p>the « undead zones ». Ruled by Magnate Gulosh (a Lich) who keeps « breeding camps » of various races to feed the undead civilization (they make mortals breed, kill them and raise them)</text:p>
          </table:table-cell>
          <table:table-cell table:number-columns-repeated="1018"/>
        </table:table-row>
        <table:table-row table:style-name="ro2">
          <table:table-cell table:number-columns-repeated="1021"/>
        </table:table-row>
        <table:table-row table:style-name="ro2">
          <table:table-cell table:style-name="ce12" office:value-type="string">
            <text:p>Places</text:p>
          </table:table-cell>
          <table:table-cell table:number-columns-repeated="1020"/>
        </table:table-row>
        <table:table-row table:style-name="ro2">
          <table:table-cell office:value-type="string">
            <text:p>Kor'Pul</text:p>
          </table:table-cell>
          <table:table-cell office:value-type="string">
            <text:p>east of the western mountains</text:p>
          </table:table-cell>
          <table:table-cell office:value-type="string">
            <text:p>old ruins of a shaloren outpost of the age of allure</text:p>
          </table:table-cell>
          <table:table-cell table:number-columns-repeated="1018"/>
        </table:table-row>
        <table:table-row table:style-name="ro2">
          <table:table-cell office:value-type="string">
            <text:p>Telmur</text:p>
          </table:table-cell>
          <table:table-cell office:value-type="string">
            <text:p>north of last hope</text:p>
          </table:table-cell>
          <table:table-cell office:value-type="string">
            <text:p>tower of telos during the age of dusk</text:p>
          </table:table-cell>
          <table:table-cell table:number-columns-repeated="1018"/>
        </table:table-row>
        <table:table-row table:style-name="ro2">
          <table:table-cell office:value-type="string">
            <text:p>Lake of Nur</text:p>
          </table:table-cell>
          <table:table-cell office:value-type="string">
            <text:p>inside the old forest</text:p>
          </table:table-cell>
          <table:table-cell office:value-type="string">
            <text:p>at the bottom of the dark lake lie one of the rare remainin Sher'Tul ruins: Yiilkgur the Sher'Tul Fortress</text:p>
          </table:table-cell>
          <table:table-cell table:number-columns-repeated="1018"/>
        </table:table-row>
        <table:table-row table:style-name="ro2">
          <table:table-cell office:value-type="string">
            <text:p>Sea of Sash</text:p>
          </table:table-cell>
          <table:table-cell office:value-type="string">
            <text:p>middle of maj'eyal</text:p>
          </table:table-cell>
          <table:table-cell table:number-columns-repeated="1019"/>
        </table:table-row>
        <table:table-row table:style-name="ro2">
          <table:table-cell office:value-type="string">
            <text:p>Temple of Creation</text:p>
          </table:table-cell>
          <table:table-cell office:value-type="string">
            <text:p>north of Varg</text:p>
          </table:table-cell>
          <table:table-cell office:value-type="string">
            <text:p>ancient Sher'Tul temple adapted by the nagas</text:p>
          </table:table-cell>
          <table:table-cell table:number-columns-repeated="1018"/>
        </table:table-row>
        <table:table-row table:style-name="ro2">
          <table:table-cell office:value-type="string">
            <text:p>Infinite Dungeon</text:p>
          </table:table-cell>
          <table:table-cell office:value-type="string">
            <text:p>randomly found</text:p>
          </table:table-cell>
          <table:table-cell office:value-type="string">
            <text:p>the god Ralkur is forvever pursed by a godslayer, deep within the dungeon</text:p>
          </table:table-cell>
          <table:table-cell table:number-columns-repeated="1018"/>
        </table:table-row>
        <table:table-row table:style-name="ro2">
          <table:table-cell office:value-type="string">
            <text:p>Sher'Tul Fortress</text:p>
          </table:table-cell>
          <table:table-cell office:value-type="string">
            <text:p>inside the lake of Nur</text:p>
          </table:table-cell>
          <table:table-cell office:value-type="string">
            <text:p>an old sher'tul place of power « Yiilkgur »; it still possess many secrets; can be used as a house</text:p>
          </table:table-cell>
          <table:table-cell table:number-columns-repeated="1018"/>
        </table:table-row>
        <table:table-row table:style-name="ro2">
          <table:table-cell table:number-columns-repeated="1021"/>
        </table:table-row>
        <table:table-row table:style-name="ro2">
          <table:table-cell table:style-name="ce12" office:value-type="string">
            <text:p>Continents</text:p>
          </table:table-cell>
          <table:table-cell table:number-columns-repeated="1020"/>
        </table:table-row>
        <table:table-row table:style-name="ro2">
          <table:table-cell office:value-type="string">
            <text:p>Maj'Eyal</text:p>
          </table:table-cell>
          <table:table-cell office:value-type="string">
            <text:p>west</text:p>
          </table:table-cell>
          <table:table-cell office:value-type="string">
            <text:p>main continent of the story</text:p>
          </table:table-cell>
          <table:table-cell table:number-columns-repeated="1018"/>
        </table:table-row>
        <table:table-row table:style-name="ro2">
          <table:table-cell office:value-type="string">
            <text:p>Tar'Eyal</text:p>
          </table:table-cell>
          <table:table-cell office:value-type="string">
            <text:p>south</text:p>
          </table:table-cell>
          <table:table-cell office:value-type="string">
            <text:p>desert zone; devasted during the spellblaze</text:p>
          </table:table-cell>
          <table:table-cell table:number-columns-repeated="1018"/>
        </table:table-row>
        <table:table-row table:style-name="ro2">
          <table:table-cell office:value-type="string">
            <text:p>Var'Eyal</text:p>
          </table:table-cell>
          <table:table-cell office:value-type="string">
            <text:p>far east</text:p>
          </table:table-cell>
          <table:table-cell office:value-type="string">
            <text:p>the real name of the far east</text:p>
          </table:table-cell>
          <table:table-cell table:number-columns-repeated="1018"/>
        </table:table-row>
        <table:table-row table:style-name="ro2" table:number-rows-repeated="65491">
          <table:table-cell table:number-columns-repeated="1021"/>
        </table:table-row>
        <table:table-row table:style-name="ro2">
          <table:table-cell table:number-columns-repeated="1021"/>
        </table:table-row>
      </table:table>
      <table:table table:name="Groups" table:style-name="ta1" table:print="false">
        <table:table-column table:style-name="co5" table:default-cell-style-name="ce11"/>
        <table:table-column table:style-name="co12" table:default-cell-style-name="Default"/>
        <table:table-column table:style-name="co13" table:number-columns-repeated="2" table:default-cell-style-name="Default"/>
        <table:table-column table:style-name="co3" table:default-cell-style-name="Default"/>
        <table:table-column table:style-name="co14" table:default-cell-style-name="Default"/>
        <table:table-column table:style-name="co4" table:number-columns-repeated="1018" table:default-cell-style-name="Default"/>
        <table:table-row table:style-name="ro2">
          <table:table-cell table:style-name="ce10" office:value-type="string">
            <text:p>Groups</text:p>
          </table:table-cell>
          <table:table-cell table:style-name="ce8" office:value-type="string">
            <text:p>Races</text:p>
          </table:table-cell>
          <table:table-cell table:style-name="ce8" office:value-type="string">
            <text:p>Capital</text:p>
          </table:table-cell>
          <table:table-cell table:style-name="ce8" office:value-type="string">
            <text:p>Ruler</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2">
          <table:table-cell table:number-columns-repeated="1024"/>
        </table:table-row>
        <table:table-row table:style-name="ro2">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2">
          <table:table-cell table:number-columns-repeated="1024"/>
        </table:table-row>
        <table:table-row table:style-name="ro2">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2">
          <table:table-cell table:number-columns-repeated="1024"/>
        </table:table-row>
        <table:table-row table:style-name="ro2">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2">
          <table:table-cell table:number-columns-repeated="1024"/>
        </table:table-row>
        <table:table-row table:style-name="ro1">
          <table:table-cell office:value-type="string">
            <text:p>Shalorë</text:p>
          </table:table-cell>
          <table:table-cell office:value-type="string">
            <text:p>elves</text:p>
          </table:table-cell>
          <table:table-cell office:value-type="string">
            <text:p>Elvala</text:p>
          </table:table-cell>
          <table:table-cell table:style-name="ce13" office:value-type="string">
            <text:p>Aranion Gayaeil</text:p>
          </table:table-cell>
          <table:table-cell office:value-type="string">
            <text:p>Elvala</text:p>
          </table:table-cell>
          <table:table-cell office:value-type="string">
            <text:p>neutral</text:p>
          </table:table-cell>
          <table:table-cell office:value-type="string">
            <text:p>shaloren elves brought much destruction to the world but mostly while trying to end wars</text:p>
          </table:table-cell>
          <table:table-cell table:number-columns-repeated="1017"/>
        </table:table-row>
        <table:table-row table:style-name="ro1">
          <table:table-cell office:value-type="string">
            <text:p>Thalorë</text:p>
          </table:table-cell>
          <table:table-cell office:value-type="string">
            <text:p>elves</text:p>
          </table:table-cell>
          <table:table-cell office:value-type="string">
            <text:p>Shatur</text:p>
          </table:table-cell>
          <table:table-cell table:style-name="ce13"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1">
          <table:table-cell office:value-type="string">
            <text:p>Rhalorë</text:p>
          </table:table-cell>
          <table:table-cell office:value-type="string">
            <text:p>elves</text:p>
          </table:table-cell>
          <table:table-cell office:value-type="string">
            <text:p>mark of the spellblaze</text:p>
          </table:table-cell>
          <table:table-cell table:style-name="ce13" office:value-type="string">
            <text:p>Grand Corruptor</text:p>
          </table:table-cell>
          <table:table-cell office:value-type="string">
            <text:p>charred scar</text:p>
          </table:table-cell>
          <table:table-cell office:value-type="string">
            <text:p>evil</text:p>
          </table:table-cell>
          <table:table-cell office:value-type="string">
            <text:p>rhaloren elves are a renegate group of shaloren who learnt the corrupted magic from orc corruptors; they want to crush the Ziguranth and rule all lands</text:p>
          </table:table-cell>
          <table:table-cell table:number-columns-repeated="1017"/>
        </table:table-row>
        <table:table-row table:style-name="ro2">
          <table:table-cell table:number-columns-repeated="3"/>
          <table:table-cell table:style-name="ce13"/>
          <table:table-cell table:number-columns-repeated="1020"/>
        </table:table-row>
        <table:table-row table:style-name="ro1">
          <table:table-cell office:value-type="string">
            <text:p>Ziguranth</text:p>
          </table:table-cell>
          <table:table-cell office:value-type="string">
            <text:p>all</text:p>
          </table:table-cell>
          <table:table-cell office:value-type="string">
            <text:p>Zigur</text:p>
          </table:table-cell>
          <table:table-cell table:style-name="ce13" office:value-type="string">
            <text:p>Myssil</text:p>
          </table:table-cell>
          <table:table-cell office:value-type="string">
            <text:p>south of sea of sash</text:p>
          </table:table-cell>
          <table:table-cell office:value-type="string">
            <text:p>neutral</text:p>
          </table:table-cell>
          <table:table-cell office:value-type="string">
            <text:p>opposes all magic; can train antimagic</text:p>
          </table:table-cell>
          <table:table-cell table:number-columns-repeated="1017"/>
        </table:table-row>
        <table:table-row table:style-name="ro2">
          <table:table-cell table:number-columns-repeated="1024"/>
        </table:table-row>
        <table:table-row table:style-name="ro2">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center of Maj'Eyal</text:p>
          </table:table-cell>
          <table:table-cell table:number-columns-repeated="1017"/>
        </table:table-row>
        <table:table-row table:style-name="ro2">
          <table:table-cell table:number-columns-repeated="1024"/>
        </table:table-row>
        <table:table-row table:style-name="ro2">
          <table:table-cell office:value-type="string">
            <text:p>Vargh</text:p>
          </table:table-cell>
          <table:table-cell office:value-type="string">
            <text:p>nagas</text:p>
          </table:table-cell>
          <table:table-cell office:value-type="string">
            <text:p>Rovsh</text:p>
          </table:table-cell>
          <table:table-cell office:value-type="string">
            <text:p>Alsslish</text:p>
          </table:table-cell>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2" table:number-rows-repeated="65518">
          <table:table-cell table:number-columns-repeated="1024"/>
        </table:table-row>
        <table:table-row table:style-name="ro2">
          <table:table-cell table:number-columns-repeated="1024"/>
        </table:table-row>
      </table:table>
      <table:table table:name="Races"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2">
          <table:table-cell table:number-columns-repeated="1022"/>
        </table:table-row>
        <table:table-row table:style-name="ro2">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2">
          <table:table-cell/>
          <table:table-cell office:value-type="string">
            <text:p>Higher</text:p>
          </table:table-cell>
          <table:table-cell office:value-type="string">
            <text:p>highers are humans with latent magic, they do not usualy develop powers but they all posses the « Gift of the Pureborn »; the Conclave created the first Highers by imbuying babies with magic</text:p>
          </table:table-cell>
          <table:table-cell table:number-columns-repeated="1019"/>
        </table:table-row>
        <table:table-row table:style-name="ro2">
          <table:table-cell/>
          <table:table-cell office:value-type="string">
            <text:p>Cornac</text:p>
          </table:table-cell>
          <table:table-cell office:value-type="string">
            <text:p>one of the three human kingdoms</text:p>
          </table:table-cell>
          <table:table-cell table:number-columns-repeated="1019"/>
        </table:table-row>
        <table:table-row table:style-name="ro2">
          <table:table-cell/>
          <table:table-cell office:value-type="string">
            <text:p>Sholtar</text:p>
          </table:table-cell>
          <table:table-cell office:value-type="string">
            <text:p>one of the three human kingdoms</text:p>
          </table:table-cell>
          <table:table-cell table:number-columns-repeated="1019"/>
        </table:table-row>
        <table:table-row table:style-name="ro2">
          <table:table-cell/>
          <table:table-cell office:value-type="string">
            <text:p>Mardrop</text:p>
          </table:table-cell>
          <table:table-cell office:value-type="string">
            <text:p>one of the three human kingdoms</text:p>
          </table:table-cell>
          <table:table-cell table:number-columns-repeated="1019"/>
        </table:table-row>
        <table:table-row table:style-name="ro2">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2">
          <table:table-cell/>
          <table:table-cell office:value-type="string">
            <text:p>Sunwall</text:p>
          </table:table-cell>
          <table:table-cell office:value-type="string">
            <text:p>alliance of elves <text:s/>and men in the far east</text:p>
          </table:table-cell>
          <table:table-cell table:number-columns-repeated="1019"/>
        </table:table-row>
        <table:table-row table:style-name="ro2">
          <table:table-cell table:number-columns-repeated="1022"/>
        </table:table-row>
        <table:table-row table:style-name="ro2">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2">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2">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2">
          <table:table-cell table:number-columns-repeated="1022"/>
        </table:table-row>
        <table:table-row table:style-name="ro2">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2">
          <table:table-cell/>
          <table:table-cell office:value-type="string">
            <text:p>Nargol</text:p>
          </table:table-cell>
          <table:table-cell office:value-type="string">
            <text:p>halfling kingdom of the south</text:p>
          </table:table-cell>
          <table:table-cell table:number-columns-repeated="1019"/>
        </table:table-row>
        <table:table-row table:style-name="ro2">
          <table:table-cell table:number-columns-repeated="1022"/>
        </table:table-row>
        <table:table-row table:style-name="ro2">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2">
          <table:table-cell table:number-columns-repeated="1022"/>
        </table:table-row>
        <table:table-row table:style-name="ro2">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2">
          <table:table-cell table:number-columns-repeated="1022"/>
        </table:table-row>
        <table:table-row table:style-name="ro2">
          <table:table-cell office:value-type="string">
            <text:p>Orcs</text:p>
          </table:table-cell>
          <table:table-cell office:value-type="string">
            <text:p>Orc Prides</text:p>
          </table:table-cell>
          <table:table-cell office:value-type="string">
            <text:p>most of the far east is under orcish rule</text:p>
          </table:table-cell>
          <table:table-cell table:number-columns-repeated="1019"/>
        </table:table-row>
        <table:table-row table:style-name="ro2">
          <table:table-cell table:number-columns-repeated="1022"/>
        </table:table-row>
        <table:table-row table:style-name="ro2">
          <table:table-cell office:value-type="string">
            <text:p>Trolls</text:p>
          </table:table-cell>
          <table:table-cell office:value-type="string">
            <text:p>Kezrak Dominion</text:p>
          </table:table-cell>
          <table:table-cell table:number-columns-repeated="1020"/>
        </table:table-row>
        <table:table-row table:style-name="ro2">
          <table:table-cell/>
          <table:table-cell office:value-type="string">
            <text:p>Moltep Dominion</text:p>
          </table:table-cell>
          <table:table-cell table:number-columns-repeated="1020"/>
        </table:table-row>
        <table:table-row table:style-name="ro2">
          <table:table-cell table:number-columns-repeated="1022"/>
        </table:table-row>
        <table:table-row table:style-name="ro2">
          <table:table-cell office:value-type="string">
            <text:p>Spiderkin</text:p>
          </table:table-cell>
          <table:table-cell office:value-type="string">
            <text:p>Ardhungol</text:p>
          </table:table-cell>
          <table:table-cell office:value-type="string">
            <text:p>projection of a part of the spydric world of Spydrë into Eyal</text:p>
          </table:table-cell>
          <table:table-cell table:number-columns-repeated="1019"/>
        </table:table-row>
        <table:table-row table:style-name="ro2">
          <table:table-cell/>
          <table:table-cell office:value-type="string">
            <text:p>Vessh</text:p>
          </table:table-cell>
          <table:table-cell office:value-type="string">
            <text:p>main spyderkin empire of Spydrë</text:p>
          </table:table-cell>
          <table:table-cell table:number-columns-repeated="1019"/>
        </table:table-row>
        <table:table-row table:style-name="ro2" table:number-rows-repeated="65507">
          <table:table-cell table:number-columns-repeated="1022"/>
        </table:table-row>
        <table:table-row table:style-name="ro2">
          <table:table-cell table:number-columns-repeated="1022"/>
        </table:table-row>
      </table:table>
      <table:table table:name="Calendar" table:style-name="ta1" table:print="false">
        <table:table-column table:style-name="co5" table:default-cell-style-name="ce11"/>
        <table:table-column table:style-name="co20" table:default-cell-style-name="ce16"/>
        <table:table-column table:style-name="co21" table:default-cell-style-name="ce16"/>
        <table:table-column table:style-name="co21" table:default-cell-style-name="Default"/>
        <table:table-column table:style-name="co5" table:default-cell-style-name="ce22"/>
        <table:table-column table:style-name="co20" table:default-cell-style-name="ce16"/>
        <table:table-column table:style-name="co22" table:default-cell-style-name="ce16"/>
        <table:table-column table:style-name="co4" table:number-columns-repeated="1017" table:default-cell-style-name="Default"/>
        <table:table-row table:style-name="ro2">
          <table:table-cell table:style-name="ce14" office:value-type="string" table:number-columns-spanned="3" table:number-rows-spanned="1">
            <text:p>Allied Calendar</text:p>
          </table:table-cell>
          <table:covered-table-cell table:style-name="ce15"/>
          <table:covered-table-cell table:style-name="ce15"/>
          <table:table-cell table:style-name="ce18"/>
          <table:table-cell table:style-name="ce20" office:value-type="string" table:number-columns-spanned="3" table:number-rows-spanned="1">
            <text:p>Dwarven Calendar</text:p>
          </table:table-cell>
          <table:covered-table-cell table:style-name="ce15"/>
          <table:covered-table-cell table:style-name="ce15"/>
          <table:table-cell table:style-name="ce18" table:number-columns-repeated="1017"/>
        </table:table-row>
        <table:table-row table:style-name="ro2">
          <table:table-cell table:style-name="ce10" office:value-type="string">
            <text:p>Month</text:p>
          </table:table-cell>
          <table:table-cell table:style-name="ce15" office:value-type="string">
            <text:p>Length</text:p>
          </table:table-cell>
          <table:table-cell table:style-name="ce15" office:value-type="string">
            <text:p>Start</text:p>
          </table:table-cell>
          <table:table-cell table:style-name="ce18"/>
          <table:table-cell table:style-name="ce21" office:value-type="string">
            <text:p>Month</text:p>
          </table:table-cell>
          <table:table-cell table:style-name="ce15" office:value-type="string">
            <text:p>Length</text:p>
          </table:table-cell>
          <table:table-cell table:style-name="ce15" office:value-type="string">
            <text:p>Start</text:p>
          </table:table-cell>
          <table:table-cell table:style-name="ce18" table:number-columns-repeated="1017"/>
        </table:table-row>
        <table:table-row table:style-name="ro2">
          <table:table-cell office:value-type="string">
            <text:p>Wintertide</text:p>
          </table:table-cell>
          <table:table-cell office:value-type="float" office:value="2">
            <text:p>2</text:p>
          </table:table-cell>
          <table:table-cell table:formula="of:=0" office:value-type="float" office:value="0">
            <text:p>0</text:p>
          </table:table-cell>
          <table:table-cell table:style-name="ce19"/>
          <table:table-cell office:value-type="string">
            <text:p>Iron</text:p>
          </table:table-cell>
          <table:table-cell office:value-type="float" office:value="31">
            <text:p>31</text:p>
          </table:table-cell>
          <table:table-cell table:formula="of:=0" office:value-type="float" office:value="0">
            <text:p>0</text:p>
          </table:table-cell>
          <table:table-cell table:number-columns-repeated="1017"/>
        </table:table-row>
        <table:table-row table:style-name="ro2">
          <table:table-cell office:value-type="string">
            <text:p>Allure</text:p>
          </table:table-cell>
          <table:table-cell office:value-type="float" office:value="10">
            <text:p>10</text:p>
          </table:table-cell>
          <table:table-cell table:formula="of:=[.C3]+[.B3]" office:value-type="float" office:value="2">
            <text:p>2</text:p>
          </table:table-cell>
          <table:table-cell table:style-name="ce19"/>
          <table:table-cell office:value-type="string">
            <text:p>Steel</text:p>
          </table:table-cell>
          <table:table-cell office:value-type="float" office:value="45">
            <text:p>45</text:p>
          </table:table-cell>
          <table:table-cell table:formula="of:=[.G3]+[.F3]" office:value-type="float" office:value="31">
            <text:p>31</text:p>
          </table:table-cell>
          <table:table-cell table:number-columns-repeated="1017"/>
        </table:table-row>
        <table:table-row table:style-name="ro2">
          <table:table-cell office:value-type="string">
            <text:p>Regrowth</text:p>
          </table:table-cell>
          <table:table-cell office:value-type="float" office:value="80">
            <text:p>80</text:p>
          </table:table-cell>
          <table:table-cell table:formula="of:=[.C4]+[.B4]" office:value-type="float" office:value="12">
            <text:p>12</text:p>
          </table:table-cell>
          <table:table-cell/>
          <table:table-cell office:value-type="string">
            <text:p>Gold</text:p>
          </table:table-cell>
          <table:table-cell office:value-type="float" office:value="30">
            <text:p>30</text:p>
          </table:table-cell>
          <table:table-cell table:formula="of:=[.G4]+[.F4]" office:value-type="float" office:value="76">
            <text:p>76</text:p>
          </table:table-cell>
          <table:table-cell table:number-columns-repeated="1017"/>
        </table:table-row>
        <table:table-row table:style-name="ro2">
          <table:table-cell office:value-type="string">
            <text:p>Pyre</text:p>
          </table:table-cell>
          <table:table-cell office:value-type="float" office:value="80">
            <text:p>80</text:p>
          </table:table-cell>
          <table:table-cell table:formula="of:=[.C5]+[.B5]" office:value-type="float" office:value="92">
            <text:p>92</text:p>
          </table:table-cell>
          <table:table-cell/>
          <table:table-cell office:value-type="string">
            <text:p>Stralite</text:p>
          </table:table-cell>
          <table:table-cell office:value-type="float" office:value="45">
            <text:p>45</text:p>
          </table:table-cell>
          <table:table-cell table:formula="of:=[.G5]+[.F5]" office:value-type="float" office:value="106">
            <text:p>106</text:p>
          </table:table-cell>
          <table:table-cell table:number-columns-repeated="1017"/>
        </table:table-row>
        <table:table-row table:style-name="ro2">
          <table:table-cell office:value-type="string">
            <text:p>Mirth</text:p>
          </table:table-cell>
          <table:table-cell office:value-type="float" office:value="10">
            <text:p>10</text:p>
          </table:table-cell>
          <table:table-cell table:formula="of:=[.C6]+[.B6]" office:value-type="float" office:value="172">
            <text:p>172</text:p>
          </table:table-cell>
          <table:table-cell/>
          <table:table-cell office:value-type="string">
            <text:p>Voratun</text:p>
          </table:table-cell>
          <table:table-cell office:value-type="float" office:value="31">
            <text:p>31</text:p>
          </table:table-cell>
          <table:table-cell table:formula="of:=[.G6]+[.F6]" office:value-type="float" office:value="151">
            <text:p>151</text:p>
          </table:table-cell>
          <table:table-cell table:number-columns-repeated="1017"/>
        </table:table-row>
        <table:table-row table:style-name="ro2">
          <table:table-cell office:value-type="string">
            <text:p>Summertide</text:p>
          </table:table-cell>
          <table:table-cell office:value-type="float" office:value="3">
            <text:p>3</text:p>
          </table:table-cell>
          <table:table-cell table:formula="of:=[.C7]+[.B7]" office:value-type="float" office:value="182">
            <text:p>182</text:p>
          </table:table-cell>
          <table:table-cell/>
          <table:table-cell office:value-type="string">
            <text:p>Acquisition</text:p>
          </table:table-cell>
          <table:table-cell office:value-type="float" office:value="3">
            <text:p>3</text:p>
          </table:table-cell>
          <table:table-cell table:formula="of:=[.G7]+[.F7]" office:value-type="float" office:value="182">
            <text:p>182</text:p>
          </table:table-cell>
          <table:table-cell table:number-columns-repeated="1017"/>
        </table:table-row>
        <table:table-row table:style-name="ro2">
          <table:table-cell office:value-type="string">
            <text:p>Flare</text:p>
          </table:table-cell>
          <table:table-cell office:value-type="float" office:value="10">
            <text:p>10</text:p>
          </table:table-cell>
          <table:table-cell table:formula="of:=[.C8]+[.B8]" office:value-type="float" office:value="185">
            <text:p>185</text:p>
          </table:table-cell>
          <table:table-cell/>
          <table:table-cell office:value-type="string">
            <text:p>Profit</text:p>
          </table:table-cell>
          <table:table-cell office:value-type="float" office:value="45">
            <text:p>45</text:p>
          </table:table-cell>
          <table:table-cell table:formula="of:=[.G8]+[.F8]" office:value-type="float" office:value="185">
            <text:p>185</text:p>
          </table:table-cell>
          <table:table-cell table:number-columns-repeated="1017"/>
        </table:table-row>
        <table:table-row table:style-name="ro2">
          <table:table-cell office:value-type="string">
            <text:p>Dusk</text:p>
          </table:table-cell>
          <table:table-cell office:value-type="float" office:value="80">
            <text:p>80</text:p>
          </table:table-cell>
          <table:table-cell table:formula="of:=[.C9]+[.B9]" office:value-type="float" office:value="195">
            <text:p>195</text:p>
          </table:table-cell>
          <table:table-cell/>
          <table:table-cell office:value-type="string">
            <text:p>Wealth</text:p>
          </table:table-cell>
          <table:table-cell office:value-type="float" office:value="30">
            <text:p>30</text:p>
          </table:table-cell>
          <table:table-cell table:formula="of:=[.G9]+[.F9]" office:value-type="float" office:value="230">
            <text:p>230</text:p>
          </table:table-cell>
          <table:table-cell table:number-columns-repeated="1017"/>
        </table:table-row>
        <table:table-row table:style-name="ro2">
          <table:table-cell office:value-type="string">
            <text:p>Haze</text:p>
          </table:table-cell>
          <table:table-cell office:value-type="float" office:value="80">
            <text:p>80</text:p>
          </table:table-cell>
          <table:table-cell table:formula="of:=[.C10]+[.B10]" office:value-type="float" office:value="275">
            <text:p>275</text:p>
          </table:table-cell>
          <table:table-cell/>
          <table:table-cell office:value-type="string">
            <text:p>Dearth</text:p>
          </table:table-cell>
          <table:table-cell office:value-type="float" office:value="45">
            <text:p>45</text:p>
          </table:table-cell>
          <table:table-cell table:formula="of:=[.G10]+[.F10]" office:value-type="float" office:value="260">
            <text:p>260</text:p>
          </table:table-cell>
          <table:table-cell table:number-columns-repeated="1017"/>
        </table:table-row>
        <table:table-row table:style-name="ro2">
          <table:table-cell office:value-type="string">
            <text:p>Decay</text:p>
          </table:table-cell>
          <table:table-cell office:value-type="float" office:value="10">
            <text:p>10</text:p>
          </table:table-cell>
          <table:table-cell table:formula="of:=[.C11]+[.B11]" office:value-type="float" office:value="355">
            <text:p>355</text:p>
          </table:table-cell>
          <table:table-cell/>
          <table:table-cell office:value-type="string">
            <text:p>Loss</text:p>
          </table:table-cell>
          <table:table-cell office:value-type="float" office:value="30">
            <text:p>30</text:p>
          </table:table-cell>
          <table:table-cell table:formula="of:=[.G11]+[.F11]" office:value-type="float" office:value="305">
            <text:p>305</text:p>
          </table:table-cell>
          <table:table-cell table:number-columns-repeated="1017"/>
        </table:table-row>
        <table:table-row table:style-name="ro2">
          <table:table-cell table:number-columns-repeated="4"/>
          <table:table-cell office:value-type="string">
            <text:p>Shortage</text:p>
          </table:table-cell>
          <table:table-cell office:value-type="float" office:value="30">
            <text:p>30</text:p>
          </table:table-cell>
          <table:table-cell table:formula="of:=[.G12]+[.F12]" office:value-type="float" office:value="335">
            <text:p>335</text:p>
          </table:table-cell>
          <table:table-cell table:number-columns-repeated="1017"/>
        </table:table-row>
        <table:table-row table:style-name="ro2" table:number-rows-repeated="19">
          <table:table-cell table:number-columns-repeated="1024"/>
        </table:table-row>
        <table:table-row table:style-name="ro2">
          <table:table-cell office:value-type="string">
            <text:p>Total</text:p>
          </table:table-cell>
          <table:table-cell table:formula="of:=SUM([.B3:.B31])" office:value-type="float" office:value="365">
            <text:p>365</text:p>
          </table:table-cell>
          <table:table-cell table:number-columns-repeated="2"/>
          <table:table-cell office:value-type="string">
            <text:p>Total</text:p>
          </table:table-cell>
          <table:table-cell table:formula="of:=SUM([.F3:.F31])" office:value-type="float" office:value="365">
            <text:p>365</text:p>
          </table:table-cell>
          <table:table-cell table:number-columns-repeated="1018"/>
        </table:table-row>
        <table:table-row table:style-name="ro2">
          <table:table-cell table:number-columns-repeated="1024"/>
        </table:table-row>
        <table:table-row table:style-name="ro2">
          <table:table-cell office:value-type="string">
            <text:p>Game start on day</text:p>
          </table:table-cell>
          <table:table-cell table:formula="of:=2+10+80+75" office:value-type="float" office:value="167">
            <text:p>167</text:p>
          </table:table-cell>
          <table:table-cell table:number-columns-repeated="2"/>
          <table:table-cell office:value-type="string">
            <text:p>Game start on day</text:p>
          </table:table-cell>
          <table:table-cell table:formula="of:=2+10+80+75" office:value-type="float" office:value="167">
            <text:p>167</text:p>
          </table:table-cell>
          <table:table-cell table:number-columns-repeated="1018"/>
        </table:table-row>
        <table:table-row table:style-name="ro8">
          <table:table-cell/>
          <table:table-cell table:style-name="ce17" office:value-type="string">
            <text:p>(75<text:span text:style-name="T1">th</text:span> Pyre of year 122 of Age of Ascendancy)</text:p>
          </table:table-cell>
          <table:table-cell table:style-name="ce17"/>
          <table:table-cell table:number-columns-repeated="2"/>
          <table:table-cell table:style-name="ce17" office:value-type="string">
            <text:p>(75<text:span text:style-name="T1">th</text:span> Pyre of year 122 of Age of Ascendancy)</text:p>
          </table:table-cell>
          <table:table-cell table:style-name="ce17"/>
          <table:table-cell table:number-columns-repeated="1017"/>
        </table:table-row>
        <table:table-row table:style-name="ro2" table:number-rows-repeated="65499">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4">24/02/2011</text:date>, <text:time>09:22: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Casalini</meta:initial-creator>
    <meta:creation-date>2010-10-26T16:28:53</meta:creation-date>
    <dc:date>2011-02-24T09:22:48</dc:date>
    <dc:creator>Dark God</dc:creator>
    <meta:editing-duration>PT180H38M47S</meta:editing-duration>
    <meta:editing-cycles>181</meta:editing-cycles>
    <meta:generator>OpenOffice.org/3.2$Unix OpenOffice.org_project/320m12$Build-9483</meta:generator>
    <meta:document-statistic meta:table-count="6" meta:cell-count="612" meta:object-count="0"/>
    <meta:user-defined meta:name="Info 1"/>
    <meta:user-defined meta:name="Info 2"/>
    <meta:user-defined meta:name="Info 3"/>
    <meta:user-defined meta:name="Info 4"/>
  </office:meta>
</office:document-meta>
</file>